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4.006cm" fo:break-before="auto" style:use-optimal-row-height="true"/>
    </style:style>
    <style:style style:name="ro35" style:family="table-row">
      <style:table-row-properties style:row-height="7.955cm" fo:break-before="auto" style:use-optimal-row-height="true"/>
    </style:style>
    <style:style style:name="ro36" style:family="table-row">
      <style:table-row-properties style:row-height="3.217cm" fo:break-before="auto" style:use-optimal-row-height="true"/>
    </style:style>
    <style:style style:name="ro37" style:family="table-row">
      <style:table-row-properties style:row-height="1.637cm" fo:break-before="auto" style:use-optimal-row-height="true"/>
    </style:style>
    <style:style style:name="ro3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4T14:13:52.62">
            <text:p>0324 <text:s/>1413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4T14:13:52.62">
            <text:p>0324 <text:s/>1413</text:p>
          </table:table-cell>
          <table:table-cell table:style-name="ce8" table:formula="of:=NOW()" office:value-type="date" office:date-value="2022-03-24T14:13:52.62">
            <text:p>0324 <text:s/>141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4T14:13:52.62">
            <text:p>0324 <text:s/>141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24T14:13:52.62">
            <text:p>0324 <text:s/>1413</text:p>
          </table:table-cell>
          <table:table-cell table:style-name="ce8" table:formula="of:=NOW()" office:value-type="date" office:date-value="2022-03-24T14:13:52.62">
            <text:p>0324 <text:s/>1413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zaczęła <text:s/>pobiegać do mnie. (2) Mike. &lt;1&gt; Najpierw na ścianie. &lt;2&gt; Chwyciłem ją. &lt;3&gt; Ona robi krzyczący głos. &lt;4&gt; Na ziemię, ona kaczki. A potem pobiegł na ulicy. &lt;5&gt; później, poszedłem na zachodnej działce. Ona wewnątrz ogrodzenia. &lt;6&gt; Powiedziałem jej, `Chodź`. &lt;7&gt; Z powrotem w parku, Mike nie przychodzi do ściany. Pozostaje wewnątrz 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prawie na środku między ogrorzeniem wystającym i schodami. (2) Mike. 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zacząłem dawać jedzenie forma pasty, jedny głos kota przyszedł z prawej strony przestrzeni pod basenie. &lt;1&gt; Kot jest Don. &lt;2&gt; Mówię do niego, `Dam ci wkrótce`. (2) Teraz, Mike zniknąła. &lt;1&gt; W tym momencie, Don też wydaje się, że zniknął. <text:s/>&lt;2&gt; Potem, Kuro też pójdzie na południe basena. &lt;3&gt; Następnie, Don pojawił się z prawej strony. (3) Otwieram nową torbę jedzenia, przyklejam go przez ogrodzenie. &lt;1&gt; Don nie 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56cm" draw:caption-point-x="-0.61cm" draw:caption-point-y="1.51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#NAME?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#NAME?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#NAME?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24T14:13:50.71">
            <text:p>2022/3/24 14:13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8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2022/03/24</text:date>, <text:time>14:1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4T14:13:51.95</dc:date>
    <dc:creator>iwabuchi ken</dc:creator>
    <meta:editing-duration>P16DT2H22M24S</meta:editing-duration>
    <meta:editing-cycles>2240</meta:editing-cycles>
    <meta:generator>OpenOffice/4.1.3$Win32 OpenOffice.org_project/413m1$Build-9783</meta:generator>
    <meta:document-statistic meta:table-count="2" meta:cell-count="978" meta:object-count="0"/>
  </office:meta>
</office:document-meta>
</file>